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Request into a Response</text:p>
      <text:p text:style-name="Standard"/>
      <text:p text:style-name="Standard"><text:s text:c="12"/>The HttpKernel Component</text:p>
      <text:p text:style-name="Standard"/>
      <text:p text:style-name="Standard"><text:s text:c="12"/>=&gt;The HttpKernel component provides a structured process for converting a Request into a Response by making use of the EventDispatcher component.</text:p>
      <text:p text:style-name="Standard"/>
      <text:p text:style-name="Standard"/>
      <text:p text:style-name="Standard"><text:s text:c="12"/>1)Installation</text:p>
      <text:p text:style-name="Standard"/>
      <text:p text:style-name="Standard"><text:s text:c="16"/>=&gt;Command to Installation of HttpKernel</text:p>
      <text:p text:style-name="Standard"/>
      <text:p text:style-name="Standard"><text:s text:c="20"/>composer require symfony/http-kernel</text:p>
      <text:p text:style-name="Standard"/>
      <text:p text:style-name="Standard"/>
      <text:p text:style-name="Standard"><text:s text:c="17"/>=&gt;If you install this component outside of a Symfony application, you must require the vendor/autoload.php</text:p>
      <text:p text:style-name="Standard"/>
      <text:p text:style-name="Standard"><text:s text:c="13"/>2)The Workflow of a Request</text:p>
      <text:p text:style-name="Standard"/>
      <text:p text:style-name="Standard"><text:s text:c="20"/>=&gt;Every HTTP web interaction begins with a request and ends with a response.</text:p>
      <text:p text:style-name="Standard"><text:s text:c="20"/>=&gt;Your job as a developer is to create PHP code that reads the request information (e.g. the URL) and creates and returns a response (e.g. an HTML page or JSON string).</text:p>
      <text:p text:style-name="Standard"><text:s text:c="20"/>=&gt; This is a simplified overview of the request workflow in Symfony applications:</text:p>
      <text:p text:style-name="Standard"/>
      <text:p text:style-name="Standard"/>
      <text:p text:style-name="Standard"><text:s text:c="20"/>Example lern</text:p>
      <text:p text:style-name="Standard"><text:s text:c="24"/>1-The user asks for a resource in a browser;</text:p>
      <text:p text:style-name="Standard"><text:s text:c="24"/>2-The browser sends a request to the server;</text:p>
      <text:p text:style-name="Standard"><text:s text:c="24"/>3-Symfony gives the application a Request object;</text:p>
      <text:p text:style-name="Standard"><text:s text:c="24"/>4-The application generates a Response object using the data of the Request object;</text:p>
      <text:p text:style-name="Standard"><text:s text:c="24"/>5-The server sends back the response to the browser;</text:p>
      <text:p text:style-name="Standard"><text:s text:c="24"/>6-The browser displays the resource to the user.</text:p>
      <text:p text:style-name="Standard"/>
      <text:p text:style-name="Standard"><text:s text:c="19"/>=&gt;The HttpKernel component provides an interface that formalizes the process of starting with a request and creating the appropriate response. The component is meant to be the heart of any application or framework, no matter how varied the architecture of that system:</text:p>
      <text:p text:style-name="Standard"/>
      <text:p text:style-name="Standard"><text:s text:c="19"/>Example</text:p>
      <text:p text:style-name="Standard"/>
      <text:p text:style-name="Standard"><text:s text:c="24"/>namespace Symfony\Component\HttpKernel;</text:p>
      <text:p text:style-name="Standard"/>
      <text:p text:style-name="Standard"><text:s text:c="24"/>use Symfony\Component\HttpFoundation\Request;</text:p>
      <text:p text:style-name="Standard"/>
      <text:p text:style-name="Standard"><text:s text:c="24"/>interface HttpKernelInterface</text:p>
      <text:p text:style-name="Standard"><text:s text:c="24"/>{</text:p>
      <text:p text:style-name="Standard"><text:s text:c="28"/>// ...</text:p>
      <text:p text:style-name="Standard"/>
      <text:p text:style-name="Standard"><text:s text:c="28"/>/**</text:p>
      <text:p text:style-name="Standard"><text:s text:c="28"/>* @return Response A Response instance</text:p>
      <text:p text:style-name="Standard"><text:s text:c="28"/>*/</text:p>
      <text:p text:style-name="Standard"><text:soft-page-break/><text:s text:c="28"/>public function handle(</text:p>
      <text:p text:style-name="Standard"><text:s text:c="32"/>Request $request,</text:p>
      <text:p text:style-name="Standard"><text:s text:c="32"/>int $type = self::MAIN_REQUEST,</text:p>
      <text:p text:style-name="Standard"><text:s text:c="32"/>bool $catch = true</text:p>
      <text:p text:style-name="Standard"><text:s text:c="28"/>): Response;</text:p>
      <text:p text:style-name="Standard"><text:s text:c="24"/>}</text:p>
      <text:p text:style-name="Standard"/>
      <text:p text:style-name="Standard"><text:s text:c="22"/>=&gt;Internally, HttpKernel::handle() - the concrete implementation of HttpKernelInterface::handle() - defines a workflow that starts with a Request and ends with a Response.</text:p>
      <text:p text:style-name="Standard"><text:s text:c="22"/>=&gt;The exact details of this workflow are the key to understanding how the kernel (and the Symfony Framework or any other library that uses the kernel) works.</text:p>
      <text:p text:style-name="Standard"/>
      <text:p text:style-name="Standard"/>
      <text:p text:style-name="Standard"><text:s text:c="18"/>3)HttpKernel: Driven by Events</text:p>
      <text:p text:style-name="Standard"/>
      <text:p text:style-name="Standard"><text:s text:c="20"/>=&gt;The HttpKernel::handle() method works internally by dispatching events. This makes the method both flexible, but also a bit abstract, since all the "work" of a framework/application built with HttpKernel is actually done in event listeners.</text:p>
      <text:p text:style-name="Standard"/>
      <text:p text:style-name="Standard"><text:s text:c="20"/>=&gt;Initially, using the HttpKernel does not take many steps.</text:p>
      <text:p text:style-name="Standard"><text:s text:c="20"/>=&gt;create an event dispatcher and a controller and argument resolver (explained below). To complete your working kernel, you'll add more event listeners to the events discussed below:</text:p>
      <text:p text:style-name="Standard"/>
      <text:p text:style-name="Standard"><text:s text:c="20"/>Example</text:p>
      <text:p text:style-name="Standard"/>
      <text:p text:style-name="Standard"><text:s text:c="24"/>use Symfony\Component\EventDispatcher\EventDispatcher;</text:p>
      <text:p text:style-name="Standard"><text:s text:c="24"/>use Symfony\Component\HttpFoundation\Request;</text:p>
      <text:p text:style-name="Standard"><text:s text:c="24"/>use Symfony\Component\HttpFoundation\RequestStack;</text:p>
      <text:p text:style-name="Standard"><text:s text:c="24"/>use Symfony\Component\HttpKernel\Controller\ArgumentResolver;</text:p>
      <text:p text:style-name="Standard"><text:s text:c="24"/>use Symfony\Component\HttpKernel\Controller\ControllerResolver;</text:p>
      <text:p text:style-name="Standard"><text:s text:c="24"/>use Symfony\Component\HttpKernel\HttpKernel;</text:p>
      <text:p text:style-name="Standard"/>
      <text:p text:style-name="Standard"/>
      <text:p text:style-name="Standard"/>
      <text:p text:style-name="Standard"><text:s text:c="24"/>// create the Request object</text:p>
      <text:p text:style-name="Standard"><text:s text:c="24"/>$request = Request::createFromGlobals();</text:p>
      <text:p text:style-name="Standard"/>
      <text:p text:style-name="Standard"><text:s text:c="24"/>$dispatcher = new EventDispatcher();</text:p>
      <text:p text:style-name="Standard"><text:s text:c="20"/>// ... add some event listeners</text:p>
      <text:p text:style-name="Standard"/>
      <text:p text:style-name="Standard"><text:s text:c="20"/>// create your controller and argument resolvers</text:p>
      <text:p text:style-name="Standard"><text:s text:c="20"/>$controllerResolver = new ControllerResolver();</text:p>
      <text:p text:style-name="Standard"><text:s text:c="20"/>$argumentResolver = new ArgumentResolver();</text:p>
      <text:p text:style-name="Standard"/>
      <text:p text:style-name="Standard"><text:s text:c="20"/>// instantiate the kernel</text:p>
      <text:p text:style-name="Standard"><text:s text:c="20"/>$kernel = new HttpKernel($dispatcher, $controllerResolver, new RequestStack(), $argumentResolver);</text:p>
      <text:p text:style-name="Standard"/>
      <text:p text:style-name="Standard"><text:s text:c="20"/>// actually execute the kernel, which turns the request into a response</text:p>
      <text:p text:style-name="Standard"><text:s text:c="20"/>// by dispatching events, calling a controller, and returning the response</text:p>
      <text:p text:style-name="Standard"><text:s text:c="20"/>$response = $kernel-&gt;handle($request);</text:p>
      <text:p text:style-name="Standard"><text:soft-page-break/></text:p>
      <text:p text:style-name="Standard"><text:s text:c="20"/>// send the headers and echo the content</text:p>
      <text:p text:style-name="Standard"><text:s text:c="20"/>$response-&gt;send();</text:p>
      <text:p text:style-name="Standard"/>
      <text:p text:style-name="Standard"><text:s text:c="20"/>// trigger the kernel.terminate event</text:p>
      <text:p text:style-name="Standard"><text:s text:c="20"/>$kernel-&gt;terminate($request, $response);</text:p>
      <text:p text:style-name="Standard"/>
      <text:p text:style-name="Standard"/>
      <text:p text:style-name="Standard"/>
      <text:p text:style-name="Standard"><text:s text:c="20"/>=&gt;For general information on adding listeners to the events below,</text:p>
      <text:p text:style-name="Standard"/>
      <text:p text:style-name="Standard"><text:s text:c="20"/>1) The kernel.request Event</text:p>
      <text:p text:style-name="Standard"/>
      <text:p text:style-name="Standard"><text:s text:c="24"/>=&gt;Typical Purposes: To add more information to the Request, initialize parts of the system, or return a Response if possible (e.g. a security layer that denies access).</text:p>
      <text:p text:style-name="Standard"/>
      <text:p text:style-name="Standard"><text:s text:c="24"/>=&gt;Kernel Events Information Table</text:p>
      <text:p text:style-name="Standard"/>
      <text:p text:style-name="Standard"><text:s text:c="28"/>=&gt;kernel.request <text:s/><text:tab/>KernelEvents::REQUEST RequestEvent</text:p>
      <text:p text:style-name="Standard"><text:s text:c="28"/>=&gt;kernel.controller <text:s/>KernelEvents::CONTROLLER <text:s/>ControllerEvent</text:p>
      <text:p text:style-name="Standard"><text:s text:c="28"/>=&gt;kernel.controller_arguments <text:s/><text:tab/>KernelEvents::CONTROLLER_ARGUMENTS <text:s/>ControllerArgumentsEvent</text:p>
      <text:p text:style-name="Standard"><text:s text:c="28"/>=&gt;kernel.view <text:s/><text:tab/>KernelEvents::VIEW ViewEvent</text:p>
      <text:p text:style-name="Standard"><text:s text:c="28"/>=&gt;kernel.response <text:s/>KernelEvents::RESPONSE ResponseEvent</text:p>
      <text:p text:style-name="Standard"><text:s text:c="28"/>=&gt;kernel.finish_request <text:s/>kernelEvents::FINISH_REQUEST <text:s/>FinishRequestEvent</text:p>
      <text:p text:style-name="Standard"><text:s text:c="28"/>=&gt;kernel.terminate <text:s text:c="5"/>KernelEvents::TERMINATE <text:s text:c="4"/>TerminateEvent</text:p>
      <text:p text:style-name="Standard"><text:s text:c="28"/>=&gt;kernel.exception <text:s text:c="5"/>KernelEvents::EXCEPTION <text:s text:c="4"/>ExceptionEvent</text:p>
      <text:p text:style-name="Standard"/>
      <text:p text:style-name="Standard"/>
      <text:p text:style-name="Standard"/>
      <text:p text:style-name="Standard"/>
      <text:p text:style-name="Standard"><text:s text:c="24"/>=&gt;Listeners of this event can be quite varied. Some listeners - such as a security listener - might have enough information to create a Response object immediately.</text:p>
      <text:p text:style-name="Standard"><text:s text:c="24"/>=&gt; For example, if a security listener determined that a user doesn't have access, that listener may return a RedirectResponse to the login page or a 403 Access Denied response.</text:p>
      <text:p text:style-name="Standard"/>
      <text:p text:style-name="Standard"><text:s text:c="24"/>=&gt;If a Response is returned at this stage, the process skips directly to the kernel.response event.</text:p>
      <text:p text:style-name="Standard"/>
      <text:p text:style-name="Standard"><text:s text:c="24"/>=&gt;Another common listener is routing. A router listener may process the Request and determine the controller that should be rendered (see the next section</text:p>
      <text:p text:style-name="Standard"><text:s text:c="24"/>=&gt;This means that if your router listener somehow determines the controller, it can store it on the Request attributes (which can be used by your controller resolver).</text:p>
      <text:p text:style-name="Standard"/>
      <text:p text:style-name="Standard"><text:s text:c="24"/>=&gt;Overall, the purpose of the kernel.request event is either to create and return a Response directly, or to add information to the Request (e.g. setting the locale or setting some other information on the Request attributes).</text:p>
      <text:p text:style-name="Standard"/>
      <text:p text:style-name="Standard"/>
      <text:p text:style-name="Standard"><text:s text:c="24"/>=&gt;kernel.request in the Symfony Framework</text:p>
      <text:p text:style-name="Standard"/>
      <text:p text:style-name="Standard"><text:soft-page-break/><text:s text:c="28"/>=&gt;The most important listener to kernel.request in the Symfony Framework is the RouterListener. This class executes the routing layer, which returns an array of information about the matched request, including the _controller and any placeholders that are in the route's pattern (e.g. {slug}).</text:p>
      <text:p text:style-name="Standard"><text:soft-page-break/></text:p>
      <text:p text:style-name="Standard"><text:s text:c="19"/>2) Resolve the Controller</text:p>
      <text:p text:style-name="Standard"/>
      <text:p text:style-name="Standard"><text:s text:c="20"/>=&gt;Assuming that no kernel.request listener was able to create a Response, the next step in HttpKernel is to determine and prepare (i.e. resolve) the controller. The controller is the part of the end-application's code that is responsible for creating and returning the Response for a specific page.</text:p>
      <text:p text:style-name="Standard"/>
      <text:p text:style-name="Standard"><text:s text:c="20"/>=&gt;But how you determine the exact controller for a request is entirely up to your application. This is the job of the "controller resolver" - a class that implements ControllerResolverInterface and is one of the constructor arguments to HttpKernel.</text:p>
      <text:p text:style-name="Standard"/>
      <text:p text:style-name="Standard"><text:s text:c="20"/>=&gt;Your job is to create a class that implements the interface and fill in its method: getController().</text:p>
      <text:p text:style-name="Standard"/>
      <text:p text:style-name="Standard"><text:s text:c="20"/>Example</text:p>
      <text:p text:style-name="Standard"><text:s text:c="24"/>namespace Symfony\Component\HttpKernel\Controller;</text:p>
      <text:p text:style-name="Standard"><text:soft-page-break/></text:p>
      <text:p text:style-name="Standard"><text:s text:c="28"/>use Symfony\Component\HttpFoundation\Request;</text:p>
      <text:p text:style-name="Standard"/>
      <text:p text:style-name="Standard"><text:s text:c="28"/>interface ControllerResolverInterface</text:p>
      <text:p text:style-name="Standard"><text:s text:c="28"/>{</text:p>
      <text:p text:style-name="Standard"><text:s text:c="32"/>public function getController(Request $request);</text:p>
      <text:p text:style-name="Standard"><text:s text:c="28"/>}</text:p>
      <text:p text:style-name="Standard"/>
      <text:p text:style-name="Standard"><text:s text:c="24"/>=&gt;Resolving the Controller in the Symfony Framework</text:p>
      <text:p text:style-name="Standard"/>
      <text:p text:style-name="Standard"><text:s text:c="28"/>=&gt;The Symfony Framework uses the built-in ControllerResolver class (actually, it uses a subclass with some extra functionality mentioned below). This class leverages the information that was placed on the Request object's attributes property during the RouterListener.</text:p>
      <text:p text:style-name="Standard"/>
      <text:p text:style-name="Standard"/>
      <text:p text:style-name="Standard"><text:s text:c="32"/>getController</text:p>
      <text:p text:style-name="Standard"/>
      <text:p text:style-name="Standard"><text:s text:c="24"/>=&gt;The ControllerResolver looks for a _controller key on the Request object's attributes property (recall that this information is typically placed on the Request via the RouterListener).</text:p>
      <text:p text:style-name="Standard"/>
      <text:p text:style-name="Standard"><text:s text:c="19"/>3) The kernel.controller Event</text:p>
      <text:p text:style-name="Standard"/>
      <text:p text:style-name="Standard"/>
      <text:p text:style-name="Standard"><text:s text:c="24"/>=&gt;Typical Purposes: Initialize things or change the controller just before the controller is executed.</text:p>
      <text:p text:style-name="Standard"><text:soft-page-break/></text:p>
      <text:p text:style-name="Standard"><text:s text:c="24"/>=&gt;After the controller callable has been determined, HttpKernel::handle() dispatches the kernel.controller event.</text:p>
      <text:p text:style-name="Standard"/>
      <text:p text:style-name="Standard"><text:s text:c="24"/>=&gt;Another typical use-case for this event is to retrieve the attributes from the controller using the getAttributes() method.</text:p>
      <text:p text:style-name="Standard"/>
      <text:p text:style-name="Standard"/>
      <text:p text:style-name="Standard"><text:s text:c="24"/>=&gt;kernel.controller in the Symfony Framework</text:p>
      <text:p text:style-name="Standard"/>
      <text:p text:style-name="Standard"><text:s text:c="32"/>=&gt;An interesting listener to kernel.controller in the Symfony Framework is CacheAttributeListener. This class fetches #[Cache] attribute configuration from the controller and uses it to configure HTTP caching on the response.</text:p>
      <text:p text:style-name="Standard"/>
      <text:p text:style-name="Standard"><text:s text:c="32"/>=&gt;There are a few other minor listeners to the kernel.controller event in the Symfony Framework that deal with collecting profiler data when the profiler is enabled.</text:p>
      <text:p text:style-name="Standard"/>
      <text:p text:style-name="Standard"/>
      <text:p text:style-name="Standard"><text:s text:c="20"/>4) Getting the Controller Arguments</text:p>
      <text:p text:style-name="Standard"/>
      <text:p text:style-name="Standard"/>
      <text:p text:style-name="Standard"><text:s text:c="24"/>=&gt;Next, HttpKernel::handle() calls ArgumentResolverInterface::getArguments(). Remember that the controller returned in getController() is a callable. The purpose of getArguments() is to return the array of arguments that should be passed to that controller. Exactly how this is done is completely up to your design, though the built-in ArgumentResolver</text:p>
      <text:p text:style-name="Standard"/>
      <text:p text:style-name="Standard"><text:s text:c="24"/>=&gt;At this point the kernel has a PHP callable (the controller) and an array of arguments that should be passed when executing that callable.</text:p>
      <text:p text:style-name="Standard"/>
      <text:p text:style-name="Standard"><text:s text:c="24"/>=&gt;Getting the Controller Arguments in the Symfony Framework</text:p>
      <text:p text:style-name="Standard"><text:soft-page-break/></text:p>
      <text:p text:style-name="Standard"/>
      <text:p text:style-name="Standard"><text:s text:c="32"/>=&gt; the ArgumentResolver uses reflection on the callable to return an array of the names of each of the arguments. It then iterates over each of these arguments and uses the following tricks to determine which value should be passed for each argument:</text:p>
      <text:p text:style-name="Standard"/>
      <text:p text:style-name="Standard"><text:s text:c="36"/>=&gt;If the Request attributes bag contains a key that matches the name of the argument, that value is used</text:p>
      <text:p text:style-name="Standard"><text:s text:c="36"/>=&gt; If the argument in the controller is type-hinted with Symfony's Request object, the Request is passed in as the value.</text:p>
      <text:p text:style-name="Standard"><text:s text:c="36"/>=&gt;If the function or method argument is variadic and the Request attributes bag contains an array for that argument, they will all be available through the variadic argument.</text:p>
      <text:p text:style-name="Standard"/>
      <text:p text:style-name="Standard"><text:s text:c="19"/>5) Calling the Controller</text:p>
      <text:p text:style-name="Standard"/>
      <text:p text:style-name="Standard"><text:s text:c="24"/>=&gt;The next step of HttpKernel::handle() is executing the controller.</text:p>
      <text:p text:style-name="Standard"/>
      <text:p text:style-name="Standard"><text:s text:c="24"/>=&gt; <text:s/>The job of the controller is to build the response for the given resource. This could be an HTML page, a JSON string or anything else.</text:p>
      <text:p text:style-name="Standard"><text:s text:c="24"/>=&gt; <text:s/>Usually, the controller will return a Response object. If this is true, then the work of the kernel is just about done! In this case, the next step is the kernel.response event.</text:p>
      <text:p text:style-name="Standard"/>
      <text:p text:style-name="Standard"><text:s text:c="24"/>=&gt;But if the controller returns anything besides a Response, then the kernel has a little bit more work to do - kernel.view (since the end goal is always to generate a Response object).</text:p>
      <text:p text:style-name="Standard"/>
      <text:p text:style-name="Standard"/>
      <text:p text:style-name="Standard"><text:s text:c="18"/>6) The kernel.view Event</text:p>
      <text:p text:style-name="Standard"/>
      <text:p text:style-name="Standard"><text:s text:c="28"/>=&gt;Typical Purposes: Transform a non-Response return value from a controller into a Response</text:p>
      <text:p text:style-name="Standard"><text:soft-page-break/></text:p>
      <text:p text:style-name="Standard"><text:s text:c="28"/>=&gt;If the controller doesn't return a Response object, then the kernel dispatches another event - kernel.view. The job of a listener to this event is to use the return value of the controller (e.g. an array of data or an object) to create a Response.</text:p>
      <text:p text:style-name="Standard"><text:s text:c="28"/>=&gt;This can be useful if you want to use a "view" layer: instead of returning a Response from the controller, you return data that represents the page. A listener to this event could then use this data to create a Response that is in the correct format (e.g HTML, JSON, etc).</text:p>
      <text:p text:style-name="Standard"/>
      <text:p text:style-name="Standard"/>
      <text:p text:style-name="Standard"><text:s text:c="28"/>=&gt;kernel.view in the Symfony Framework</text:p>
      <text:p text:style-name="Standard"/>
      <text:p text:style-name="Standard"/>
      <text:p text:style-name="Standard"><text:s text:c="32"/>=&gt;There is a default listener inside the Symfony Framework for the kernel.view event. If your controller action returns an array, and you apply the #[Template()] attribute to that controller action, then this listener renders a template, passes the array you returned from your controller to that template, and creates a Response containing the returned content from that template.</text:p>
      <text:p text:style-name="Standard"/>
      <text:p text:style-name="Standard"><text:s text:c="19"/>7) The kernel.response Event</text:p>
      <text:p text:style-name="Standard"/>
      <text:p text:style-name="Standard"><text:s text:c="24"/>=&gt;Typical Purposes: Modify the Response object just before it is sent</text:p>
      <text:p text:style-name="Standard"/>
      <text:p text:style-name="Standard"><text:s text:c="24"/>=&gt;The end goal of the kernel is to transform a Request into a Response. The Response might be created during the kernel.request event, returned from the controller, or returned by one of the listeners to the kernel.view event.</text:p>
      <text:p text:style-name="Standard"/>
      <text:p text:style-name="Standard"><text:s text:c="24"/>=&gt;A typical listener to this event will modify the Response object in some way, such as modifying headers, adding cookies, or even changing the content of the Response itself (e.g. injecting some JavaScript before the end &lt;/body&gt; tag of an HTML response).</text:p>
      <text:p text:style-name="Standard"/>
      <text:p text:style-name="Standard"><text:s text:c="24"/>=&gt; In the most typical use-case, you can then call the send() method, which sends the headers and prints the Response content.</text:p>
      <text:p text:style-name="Standard"/>
      <text:p text:style-name="Standard"/>
      <text:p text:style-name="Standard"><text:soft-page-break/></text:p>
      <text:p text:style-name="Standard"><text:s text:c="22"/>=&gt;kernel.response in the Symfony Framework</text:p>
      <text:p text:style-name="Standard"><text:s text:c="28"/>=&gt;There are several minor listeners on this event inside the Symfony Framework, and most modify the response in some way.</text:p>
      <text:p text:style-name="Standard"/>
      <text:p text:style-name="Standard"><text:s text:c="16"/>8) The kernel.terminate Event</text:p>
      <text:p text:style-name="Standard"/>
      <text:p text:style-name="Standard"><text:s text:c="24"/>=&gt;Typical Purposes: To perform some "heavy" action after the response has been streamed to the user</text:p>
      <text:p text:style-name="Standard"><text:s text:c="24"/>=&gt;The final event of the HttpKernel process is kernel.terminate and is unique because it occurs after the HttpKernel::handle() method, and after the response is sent to the user. Recall from above, then the code that uses the kernel, ends like this:</text:p>
      <text:p text:style-name="Standard"/>
      <text:p text:style-name="Standard"><text:s text:c="20"/>Example</text:p>
      <text:p text:style-name="Standard"/>
      <text:p text:style-name="Standard"><text:s text:c="21"/>// sends the headers and echoes the content</text:p>
      <text:p text:style-name="Standard"><text:s text:c="20"/>$response-&gt;send();</text:p>
      <text:p text:style-name="Standard"/>
      <text:p text:style-name="Standard"><text:s text:c="20"/>// triggers the kernel.terminate event</text:p>
      <text:p text:style-name="Standard"><text:s text:c="20"/>$kernel-&gt;terminate($request, $response);</text:p>
      <text:p text:style-name="Standard"/>
      <text:p text:style-name="Standard"><text:s text:c="20"/>=&gt;As you can see, by calling $kernel-&gt;terminate after sending the response, you will trigger the kernel.terminate event where you can perform certain actions that you may have delayed in order to return the response as quickly as possible to the client</text:p>
      <text:p text:style-name="Standard"/>
      <text:p text:style-name="Standard"/>
      <text:p text:style-name="Standard"/>
      <text:p text:style-name="Standard"><text:soft-page-break/></text:p>
      <text:p text:style-name="Standard"><text:s text:c="20"/>=&gt;Handling Exceptions: the kernel.exception Event</text:p>
      <text:p text:style-name="Standard"/>
      <text:p text:style-name="Standard"/>
      <text:p text:style-name="Standard"><text:s text:c="28"/>=&gt;Typical Purposes: Handle some type of exception and create an appropriate Response to return for the exception</text:p>
      <text:p text:style-name="Standard"/>
      <text:p text:style-name="Standard"><text:s text:c="28"/>=&gt;If an exception is thrown at any point inside HttpKernel::handle(), another event - kernel.exception is dispatched. Internally, the body of the handle() method is wrapped in a try-catch block. When any exception is thrown, the kernel.exception event is dispatched so that your system can somehow respond to the exception.</text:p>
      <text:p text:style-name="Standard"/>
      <text:p text:style-name="Standard"/>
      <text:p text:style-name="Standard"><text:s text:c="28"/>=&gt;Each listener to this event is passed a ExceptionEvent object, which you can use to access the original exception via the getThrowable() method</text:p>
      <text:p text:style-name="Standard"/>
      <text:p text:style-name="Standard"><text:s text:c="28"/>=&gt;For example, to generate a 404 page, you might throw a special type of exception and then add a listener on this event that looks for this exception and creates and returns a 404 Response. In fact, the HttpKernel component comes with an ErrorListener, which if you choose to use, will do this and more by default (see the sidebar below for more details).</text:p>
      <text:p text:style-name="Standard"/>
      <text:p text:style-name="Standard"/>
      <text:p text:style-name="Standard"/>
      <text:p text:style-name="Standard"><text:s text:c="22"/>=&gt;kernel.exception in the Symfony Framework</text:p>
      <text:p text:style-name="Standard"/>
      <text:p text:style-name="Standard"><text:s text:c="24"/>=&gt;There are two main listeners to kernel.exception when using the Symfony Framework.</text:p>
      <text:p text:style-name="Standard"/>
      <text:p text:style-name="Standard"><text:s text:c="28"/>-ErrorListener in the HttpKernel Component</text:p>
      <text:p text:style-name="Standard"><text:s text:c="28"/>-ExceptionListener in the Security Component</text:p>
      <text:p text:style-name="Standard"><text:soft-page-break/></text:p>
      <text:p text:style-name="Standard"><text:s text:c="36"/>=&gt;The other important listener is the ExceptionListener. The goal of this listener is to handle security exceptions and, when appropriate, help the user to authenticate (e.g. redirect to the login page).</text:p>
      <text:p text:style-name="Standard"/>
      <text:p text:style-name="Standard"><text:s text:c="17"/>=&gt;Creating an Event Listener</text:p>
      <text:p text:style-name="Standard"/>
      <text:p text:style-name="Standard"><text:s text:c="24"/>=&gt;As you've seen, you can create and attach event listeners to any of the events dispatched during the HttpKernel::handle() cycle</text:p>
      <text:p text:style-name="Standard"/>
      <text:p text:style-name="Standard"/>
      <text:p text:style-name="Standard"/>
      <text:p text:style-name="Standard"><text:s text:c="28"/>=&gt;kernel.request <text:s/><text:tab/>KernelEvents::REQUEST RequestEvent</text:p>
      <text:p text:style-name="Standard"><text:s text:c="28"/>=&gt;kernel.controller <text:s/>KernelEvents::CONTROLLER <text:s/>ControllerEvent</text:p>
      <text:p text:style-name="Standard"><text:s text:c="28"/>=&gt;kernel.controller_arguments <text:s/><text:tab/>KernelEvents::CONTROLLER_ARGUMENTS <text:s/>ControllerArgumentsEvent</text:p>
      <text:p text:style-name="Standard"><text:s text:c="28"/>=&gt;kernel.view <text:s/><text:tab/>KernelEvents::VIEW ViewEvent</text:p>
      <text:p text:style-name="Standard"><text:s text:c="28"/>=&gt;kernel.response <text:s/>KernelEvents::RESPONSE ResponseEvent</text:p>
      <text:p text:style-name="Standard"><text:s text:c="28"/>=&gt;kernel.finish_request <text:s/>kernelEvents::FINISH_REQUEST <text:s/>FinishRequestEvent</text:p>
      <text:p text:style-name="Standard"><text:s text:c="28"/>=&gt;kernel.terminate <text:s text:c="5"/>KernelEvents::TERMINATE <text:s text:c="4"/>TerminateEvent</text:p>
      <text:p text:style-name="Standard"><text:s text:c="28"/>=&gt;kernel.exception <text:s text:c="5"/>KernelEvents::EXCEPTION <text:s text:c="4"/>ExceptionEvent</text:p>
      <text:p text:style-name="Standard"/>
      <text:p text:style-name="Standard"><text:s text:c="13"/>=&gt;Working Example</text:p>
      <text:p text:style-name="Standard"/>
      <text:p text:style-name="Standard"><text:s text:c="20"/>=&gt;When using the HttpKernel component, you're free to attach any listeners to the core events</text:p>
      <text:p text:style-name="Standard"><text:soft-page-break/><text:s text:c="20"/>=&gt;use any controller resolver that implements the ControllerResolverInterface and use any argument resolver that implements the ArgumentResolverInterface.</text:p>
      <text:p text:style-name="Standard"/>
      <text:p text:style-name="Standard"><text:s text:c="20"/>Example</text:p>
      <text:p text:style-name="Standard"/>
      <text:p text:style-name="Standard"><text:s text:c="24"/>use Symfony\Component\EventDispatcher\EventDispatcher;</text:p>
      <text:p text:style-name="Standard"><text:s text:c="24"/>use Symfony\Component\HttpFoundation\Request;</text:p>
      <text:p text:style-name="Standard"><text:s text:c="24"/>use Symfony\Component\HttpFoundation\RequestStack;</text:p>
      <text:p text:style-name="Standard"><text:s text:c="24"/>use Symfony\Component\HttpFoundation\Response;</text:p>
      <text:p text:style-name="Standard"><text:s text:c="24"/>use Symfony\Component\HttpKernel\Controller\ArgumentResolver;</text:p>
      <text:p text:style-name="Standard"><text:s text:c="24"/>use Symfony\Component\HttpKernel\Controller\ControllerResolver;</text:p>
      <text:p text:style-name="Standard"><text:s text:c="24"/>use Symfony\Component\HttpKernel\EventListener\RouterListener;</text:p>
      <text:p text:style-name="Standard"><text:s text:c="24"/>use Symfony\Component\HttpKernel\HttpKernel;</text:p>
      <text:p text:style-name="Standard"><text:s text:c="24"/>use Symfony\Component\Routing\Matcher\UrlMatcher;</text:p>
      <text:p text:style-name="Standard"><text:s text:c="24"/>use Symfony\Component\Routing\RequestContext;</text:p>
      <text:p text:style-name="Standard"><text:s text:c="24"/>use Symfony\Component\Routing\Route;</text:p>
      <text:p text:style-name="Standard"><text:s text:c="24"/>use Symfony\Component\Routing\RouteCollection;</text:p>
      <text:p text:style-name="Standard"/>
      <text:p text:style-name="Standard"><text:s text:c="24"/>$routes = new RouteCollection();</text:p>
      <text:p text:style-name="Standard"><text:s text:c="24"/>$routes-&gt;add('hello', new Route('/hello/{name}', [</text:p>
      <text:p text:style-name="Standard"><text:s text:c="28"/>'_controller' =&gt; function (Request $request) {</text:p>
      <text:p text:style-name="Standard"><text:s text:c="32"/>return new Response(</text:p>
      <text:p text:style-name="Standard"><text:soft-page-break/><text:s text:c="36"/>sprintf("Hello %s", $request-&gt;get('name'))</text:p>
      <text:p text:style-name="Standard"><text:s text:c="32"/>);</text:p>
      <text:p text:style-name="Standard"><text:s text:c="28"/>}]</text:p>
      <text:p text:style-name="Standard"><text:s text:c="24"/>));</text:p>
      <text:p text:style-name="Standard"/>
      <text:p text:style-name="Standard"><text:s text:c="24"/>$request = Request::createFromGlobals();</text:p>
      <text:p text:style-name="Standard"/>
      <text:p text:style-name="Standard"><text:s text:c="24"/>$matcher = new UrlMatcher($routes, new RequestContext());</text:p>
      <text:p text:style-name="Standard"/>
      <text:p text:style-name="Standard"><text:s text:c="24"/>$dispatcher = new EventDispatcher();</text:p>
      <text:p text:style-name="Standard"><text:s text:c="24"/>$dispatcher-&gt;addSubscriber(new RouterListener($matcher, new RequestStack()));</text:p>
      <text:p text:style-name="Standard"/>
      <text:p text:style-name="Standard"><text:s text:c="24"/>$controllerResolver = new ControllerResolver();</text:p>
      <text:p text:style-name="Standard"><text:s text:c="24"/>$argumentResolver = new ArgumentResolver();</text:p>
      <text:p text:style-name="Standard"/>
      <text:p text:style-name="Standard"><text:s text:c="24"/>$kernel = new HttpKernel($dispatcher, $controllerResolver, new RequestStack(), $argumentResolver);</text:p>
      <text:p text:style-name="Standard"/>
      <text:p text:style-name="Standard"><text:s text:c="24"/>$response = $kernel-&gt;handle($request);</text:p>
      <text:p text:style-name="Standard"><text:s text:c="24"/>$response-&gt;send();</text:p>
      <text:p text:style-name="Standard"/>
      <text:p text:style-name="Standard"><text:s text:c="24"/>$kernel-&gt;terminate($request, $response);</text:p>
      <text:p text:style-name="Standard"><text:soft-page-break/></text:p>
      <text:p text:style-name="Standard"><text:s text:c="11"/>=&gt;Sub Requests</text:p>
      <text:p text:style-name="Standard"/>
      <text:p text:style-name="Standard"><text:s text:c="16"/>=&gt;In addition to the "main" request that's sent into HttpKernel::handle(), you can also send a so-called "sub request"</text:p>
      <text:p text:style-name="Standard"><text:s text:c="16"/>=&gt;A sub request looks and acts like any other request, but typically serves to render just one small portion of a page instead of a full page</text:p>
      <text:p text:style-name="Standard"><text:s text:c="16"/>=&gt;To execute a sub request, use HttpKernel::handle(), but change the second argument as follows:</text:p>
      <text:p text:style-name="Standard"/>
      <text:p text:style-name="Standard"><text:s text:c="16"/>=&gt;Example</text:p>
      <text:p text:style-name="Standard"/>
      <text:p text:style-name="Standard"><text:s text:c="20"/>use Symfony\Component\HttpFoundation\Request;</text:p>
      <text:p text:style-name="Standard"><text:s text:c="20"/>use Symfony\Component\HttpKernel\HttpKernelInterface;</text:p>
      <text:p text:style-name="Standard"/>
      <text:p text:style-name="Standard"><text:s text:c="20"/>// ...</text:p>
      <text:p text:style-name="Standard"/>
      <text:p text:style-name="Standard"><text:s text:c="20"/>// create some other request manually as needed</text:p>
      <text:p text:style-name="Standard"><text:s text:c="20"/>$request = new Request();</text:p>
      <text:p text:style-name="Standard"><text:s text:c="20"/>// for example, possibly set its _controller manually</text:p>
      <text:p text:style-name="Standard"><text:s text:c="20"/>$request-&gt;attributes-&gt;set('_controller', '...');</text:p>
      <text:p text:style-name="Standard"/>
      <text:p text:style-name="Standard"><text:s text:c="20"/>$response = $kernel-&gt;handle($request, HttpKernelInterface::SUB_REQUEST);</text:p>
      <text:p text:style-name="Standard"/>
      <text:p text:style-name="Standard"><text:soft-page-break/></text:p>
      <text:p text:style-name="Standard"><text:s text:c="16"/>=&gt;This creates another full request-response cycle where this new Request is transformed into a Response</text:p>
      <text:p text:style-name="Standard"><text:s text:c="16"/>=&gt;Each listener is passed some subclass of KernelEvent, whose isMainRequest() method can be used to check if the current request is a "main" or "sub" request.</text:p>
      <text:p text:style-name="Standard"/>
      <text:p text:style-name="Standard"><text:s text:c="16"/>Example</text:p>
      <text:p text:style-name="Standard"/>
      <text:p text:style-name="Standard"><text:s text:c="20"/>use Symfony\Component\HttpKernel\Event\RequestEvent;</text:p>
      <text:p text:style-name="Standard"><text:s text:c="24"/>// ...</text:p>
      <text:p text:style-name="Standard"/>
      <text:p text:style-name="Standard"><text:s text:c="24"/>public function onKernelRequest(RequestEvent $event)</text:p>
      <text:p text:style-name="Standard"><text:s text:c="24"/>{</text:p>
      <text:p text:style-name="Standard"><text:s text:c="28"/>if (!$event-&gt;isMainRequest()) {</text:p>
      <text:p text:style-name="Standard"><text:s text:c="32"/>return;</text:p>
      <text:p text:style-name="Standard"><text:s text:c="28"/>}</text:p>
      <text:p text:style-name="Standard"/>
      <text:p text:style-name="Standard"><text:s text:c="28"/>// ...</text:p>
      <text:p text:style-name="Standard"><text:s text:c="24"/>}</text:p>
      <text:p text:style-name="Standard"/>
      <text:p text:style-name="Standard"/>
      <text:p text:style-name="Standard"><text:s text:c="8"/>=&gt;Locating Resources</text:p>
      <text:p text:style-name="Standard"/>
      <text:p text:style-name="Standard"><text:soft-page-break/><text:s text:c="16"/>=&gt;The HttpKernel component is responsible of the bundle mechanism used in Symfony applications.</text:p>
      <text:p text:style-name="Standard"><text:s text:c="16"/>=&gt;The key feature of the bundles is that they allow to override any resource used by the application (config files, templates, controllers, translation files, etc.)</text:p>
      <text:p text:style-name="Standard"><text:s text:c="16"/>=&gt;This overriding mechanism works because resources are referenced not by their physical path but by their logical path</text:p>
      <text:p text:style-name="Standard"><text:s text:c="16"/>=&gt;the services.xml file stored in the Resources/config/ directory of a bundle called FooBundle is referenced as @FooBundle/Resources/config/services.xml. This logical path will work when the application overrides that file and even if you change the directory of FooBundle.</text:p>
      <text:p text:style-name="Standard"/>
      <text:p text:style-name="Standard"><text:s text:c="16"/>=&gt;The HttpKernel component provides a method called locateResource() which can be used to transform logical paths into physical paths:</text:p>
      <text:p text:style-name="Standard"/>
      <text:p text:style-name="Standard"><text:s text:c="16"/>path = $kernel-&gt;locateResource('@FooBundle/Resources/config/services.xml');</text:p>
      <text:p text:style-name="Standard"/>
      <text:p text:style-name="Standard"><text:s text:c="6"/>=&gt;Built-in Symfony Events</text:p>
      <text:p text:style-name="Standard"/>
      <text:p text:style-name="Standard"><text:s text:c="12"/>=&gt;The Symfony framework is an HTTP Request-Response one. During the handling of an HTTP request, the framework (or any application using the HttpKernel component) dispatches some events which you can use to modify how the request is handled and how the response is returned.</text:p>
      <text:p text:style-name="Standard"/>
      <text:p text:style-name="Standard"/>
      <text:p text:style-name="Standard"><text:s text:c="16"/>Kernel Events</text:p>
      <text:p text:style-name="Standard"/>
      <text:p text:style-name="Standard"><text:s text:c="20"/>=&gt;getRequestType()</text:p>
      <text:p text:style-name="Standard"/>
      <text:p text:style-name="Standard"><text:s text:c="24"/>Returns the type of the request (HttpKernelInterface::MAIN_REQUEST or HttpKernelInterface::SUB_REQUEST).</text:p>
      <text:p text:style-name="Standard"><text:s text:c="20"/>=&gt;getKernel()</text:p>
      <text:p text:style-name="Standard"><text:s text:c="24"/>Returns the Kernel handling the request.</text:p>
      <text:p text:style-name="Standard"><text:soft-page-break/></text:p>
      <text:p text:style-name="Standard"><text:s text:c="20"/>=&gt;getRequest()</text:p>
      <text:p text:style-name="Standard"><text:s text:c="24"/>Returns the current Request being handled.</text:p>
      <text:p text:style-name="Standard"/>
      <text:p text:style-name="Standard"><text:s text:c="20"/>=&gt;isMainRequest()</text:p>
      <text:p text:style-name="Standard"><text:s text:c="28"/>Checks if this is a main reques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7:55:56.936054131</meta:creation-date>
    <dc:date>2023-02-16T17:56:21.147838033</dc:date>
    <meta:editing-duration>PT24S</meta:editing-duration>
    <meta:editing-cycles>1</meta:editing-cycles>
    <meta:generator>LibreOffice/7.3.7.2$Linux_X86_64 LibreOffice_project/30$Build-2</meta:generator>
    <meta:document-statistic meta:table-count="0" meta:image-count="0" meta:object-count="0" meta:page-count="20" meta:paragraph-count="237" meta:word-count="2520" meta:character-count="24073" meta:non-whitespace-character-count="16244"/>
  </office:meta>
</office:document-meta>
</file>